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>
      <style:text-properties fo:font-size="48pt" style:font-size-asian="48pt" style:font-size-complex="48pt"/>
    </style:style>
    <style:style style:name="P4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6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P51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2" style:family="paragraph" style:parent-style-name="Standard" style:master-page-name="Standard">
      <style:paragraph-properties style:page-number="1"/>
    </style:style>
    <style:style style:name="P53" style:family="paragraph" style:parent-style-name="Standard" style:master-page-name="Standard">
      <style:paragraph-properties fo:text-align="start" style:justify-single-word="false" style:page-number="1"/>
    </style:style>
    <style:style style:name="P54" style:family="paragraph" style:parent-style-name="Standard">
      <style:text-properties fo:font-size="54pt" style:font-size-asian="54pt" style:font-size-complex="54pt"/>
    </style:style>
    <style:style style:name="P55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56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style:font-name="Trebuchet MS" fo:font-size="15pt" style:font-size-asian="15pt" style:font-size-complex="15pt"/>
    </style:style>
    <style:style style:name="T26" style:family="text">
      <style:text-properties style:font-name="Trebuchet MS" fo:font-size="14pt" style:font-size-asian="14pt" style:font-size-complex="14pt"/>
    </style:style>
    <style:style style:name="T27" style:family="text">
      <style:text-properties style:font-name="Trebuchet MS" fo:font-size="12pt" style:font-size-asian="12pt" style:font-size-complex="12pt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6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50"/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3267709" text:style-name="L1">
              <text:list-header>
                <text:p text:style-name="P55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P54"><text:soft-page-break/><text:tab/>$34.05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2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2"/>
      <text:p text:style-name="P41"><text:a xlink:type="simple" xlink:href="http://thegrainery.ca/preorders">http:thegrainery.ca/preorders</text:a></text:p>
      <text:p text:style-name="P41"/>
      <text:p text:style-name="P35"><text:span text:style-name="T1"><text:s text:c="5"/></text:span><text:span text:style-name="T21">Daniel Morrison</text:span><text:span text:style-name="T17"> <text:s text:c="3"/></text:span></text:p>
      <text:p text:style-name="P42"><text:s text:c="23"/></text:p>
      <text:p text:style-name="P35"><text:span text:style-name="T1"><text:s text:c="4"/></text:span><text:span text:style-name="T17"><text:s/>8</text:span><text:span text:style-name="T10"> kg </text:span><text:span text:style-name="T13">Organic</text:span><text:span text:style-name="T10"> New Found Oatmeal</text:span><text:span text:style-name="T17"> </text:span><text:span text:style-name="T10"><text:s text:c="72"/><text:tab/><text:tab/> <text:s text:c="12"/>$23.93</text:span></text:p>
      <text:p text:style-name="P53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2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2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2"/>
      <text:p text:style-name="P43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Flakes</text:p>
      <text:p text:style-name="Standard"/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short grain brown rice</text:p>
      <text:p text:style-name="P52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2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2"/>
      <text:p text:style-name="Standard"><text:soft-page-break/></text:p>
      <text:p text:style-name="P52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2"/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2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2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7">$5.00</text:p>
          </table:table-cell>
        </table:table-row>
      </table:table>
      <text:p text:style-name="P9"><text:soft-page-break/></text:p>
      <text:p text:style-name="P56"><text:soft-page-break/>2385 Agricola St., Halifax, Nova Scotia <text:s text:c="32"/>(902) 446-3301</text:p>
      <text:p text:style-name="P5">The Grainery Food Co-op</text:p>
      <text:p text:style-name="P23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7">$9.45</text:p>
          </table:table-cell>
        </table:table-row>
      </table:table>
      <text:p text:style-name="P9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P51"><text:s text:c="36"/>Http://thegrainery.ca/preorders/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3"/><text:span text:style-name="T23"><text:s/>10 kg</text:span><text:tab/> <text:tab/><text:tab/><text:tab/> <text:s text:c="3"/><text:span text:style-name="T23">$20.85</text:span></text:p>
      <text:p text:style-name="P52"/>
      <text:p text:style-name="P49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5">Organic Whole Wheat Pastry Flour</text:span></text:p>
      <text:p text:style-name="P40"><text:s text:c="10"/><text:span text:style-name="T27">(for Cookies, Cakes &amp; Pie Crusts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2"/>
      <text:p text:style-name="P49"><text:span text:style-name="T4"><text:s text:c="36"/></text:span><text:span text:style-name="T28">New Local Product!</text:span></text:p>
      <text:p text:style-name="P45">Nova Scotia grown ~ Longspell Farm</text:p>
      <text:p text:style-name="P35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0"><text:s text:c="21"/><text:span text:style-name="T26">(Bread Flour)</text:span></text:p>
      <text:p text:style-name="P39"><text:s text:c="4"/><text:span text:style-name="T23">2.5 kg</text:span><text:tab/> <text:tab/><text:tab/><text:tab/> <text:s text:c="6"/><text:span text:style-name="T23">$5.00</text:span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New Found Oatmeal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Standard"/>
      <text:p text:style-name="Standard"/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2"/>
      <text:p text:style-name="Standard"><text:soft-page-break/></text:p>
      <text:p text:style-name="P52"/>
      <text:p text:style-name="P35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><text:soft-page-break/></text:p>
      <text:p text:style-name="P52"/>
      <text:p text:style-name="Standard"/>
      <text:p text:style-name="Standard"><text:tab/></text:p>
      <text:p text:style-name="P44"><text:tab/>Grainery Food Co-Op</text:p>
      <text:p text:style-name="P48"><text:tab/>2385 Agricola Street <text:s text:c="23"/><text:tab/>Halifax, NS <text:s text:c="2"/>B3K4B8</text:p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ext:p text:style-name="Standard"/>
      <text:p text:style-name="P52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2"/>
      <text:p text:style-name="Standard"/>
      <text:p text:style-name="P52"/>
      <text:p text:style-name="Standard"/>
      <text:p text:style-name="P52"/>
      <text:p text:style-name="Standard"/>
      <text:p text:style-name="Standard"/>
      <text:p text:style-name="P52"/>
      <text:p text:style-name="Standard"/>
      <text:p text:style-name="P5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2-01T14:49:37.48</dc:date>
    <dc:creator>2385 Agricola Grainery Food Coop</dc:creator>
    <meta:editing-duration>PT1133H15M52S</meta:editing-duration>
    <meta:editing-cycles>302</meta:editing-cycles>
    <meta:generator>OpenOffice.org/3.2$Win32 OpenOffice.org_project/320m12$Build-9483</meta:generator>
    <meta:printed-by>2385 Agricola Grainery Food Coop</meta:printed-by>
    <meta:print-date>2011-12-01T14:09:04.95</meta:print-date>
    <meta:document-statistic meta:table-count="192" meta:image-count="0" meta:object-count="0" meta:page-count="371" meta:paragraph-count="1792" meta:word-count="8576" meta:character-count="63067"/>
    <meta:user-defined meta:name="Info 1"/>
    <meta:user-defined meta:name="Info 2"/>
    <meta:user-defined meta:name="Info 3"/>
    <meta:user-defined meta:name="Info 4"/>
  </office:meta>
</office:document-meta>
</file>